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C2500000736DCB43C5B.svm" manifest:media-type=""/>
  <manifest:file-entry manifest:full-path="Pictures/10000000000000200000002000309F1C.png" manifest:media-type="image/png"/>
  <manifest:file-entry manifest:full-path="Pictures/20000001000008F2000009DECB174B24.svm" manifest:media-type=""/>
  <manifest:file-entry manifest:full-path="Pictures/2000000200000199000000D4EEF13958.eps" manifest:media-type=""/>
  <manifest:file-entry manifest:full-path="Pictures/2000000100000113000001311ECC68A8.svm" manifest:media-type=""/>
  <manifest:file-entry manifest:full-path="Pictures/200000010000013100000131140D660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latex§\begin{align*}&#10;V_i&amp;=V_s-V_f \\&#10;V_f&amp;=\left( \frac{R_1}{R_1+R_2}\right) V_o \\&#10;&amp;=W V_o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latex§\begin{align*}&#10;W&amp;=\frac{R_1}{R_1+R_2}\\&#10;A_V&amp;=\frac{1}{W} \\&#10;&amp;=1+\frac{R_2}{R_1}&#10;\end{align*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69cm" svg:height="3.301cm" svg:x="5.338cm" svg:y="0.806cm">
          <draw:image xlink:href="Pictures/2000000200000199000000D4EEF13958.eps" xlink:type="simple" xlink:show="embed" xlink:actuate="onLoad">
            <text:p/>
          </draw:image>
        </draw:frame>
        <draw:frame draw:style-name="gr2" draw:layer="layout" svg:width="0.352cm" svg:height="0.725cm" svg:x="5.126cm" svg:y="1.667cm">
          <draw:text-box>
            <text:p>+</text:p>
          </draw:text-box>
        </draw:frame>
        <draw:frame draw:style-name="gr2" draw:layer="layout" svg:width="0.352cm" svg:height="0.725cm" svg:x="5.126cm" svg:y="0.761cm">
          <draw:text-box>
            <text:p>-</text:p>
          </draw:text-box>
        </draw:frame>
        <draw:frame draw:style-name="gr3" draw:layer="layout" svg:width="0.937cm" svg:height="0.911cm" svg:x="11.064cm" svg:y="3.258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3.983cm" svg:y="3.25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329cm" svg:height="0.365cm" svg:x="5.138cm" svg:y="1.421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365cm" svg:height="0.365cm" svg:x="4.902cm" svg:y="2.647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456cm" svg:height="0.355cm" svg:x="6.781cm" svg:y="2.028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6.786cm" svg:y="2.96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38cm" svg:height="0.365cm" svg:x="7.399cm" svg:y="1.185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406cm" svg:height="0.42cm" svg:x="8.044cm" svg:y="3.057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446cm" svg:height="0.355cm" svg:x="9.155cm" svg:y="0.472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0.358cm" svg:y="0.4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65cm" svg:height="0.365cm" svg:x="8.877cm" svg:y="2.303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8cm" svg:height="0.365cm" svg:x="11.778cm" svg:y="1.553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2.486cm" svg:height="1.476cm" svg:x="0.382cm" svg:y="0.464cm">
          <draw:image xlink:href="Pictures/2000000100000C2500000736DCB43C5B.svm" xlink:type="simple" xlink:show="embed" xlink:actuate="onLoad">
            <text:p/>
          </draw:image>
        </draw:frame>
        <draw:frame draw:style-name="gr11" draw:text-style-name="P1" draw:layer="layout" svg:width="1.831cm" svg:height="2.02cm" svg:x="0.382cm" svg:y="2.236cm">
          <draw:image xlink:href="Pictures/20000001000008F2000009DECB174B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6T10:27:40</meta:creation-date>
    <meta:editing-duration>PT32M33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3-17T15:50:28</dc:date>
    <dc:creator>kkk </dc:creator>
    <meta:document-statistic meta:object-count="17"/>
    <meta:template xlink:type="simple" xlink:actuate="onRequest" xlink:title="kkkFigures" xlink:href="../../../../.libreoffice/3/user/template/kkkFigures.otg" meta:date="2013-11-16T10:27:39"/>
  </office:meta>
</office:document-meta>
</file>